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38cm" fo:min-width="1.18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96cm" fo:min-width="0.7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37cm" fo:min-width="0.3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46cm" fo:min-width="1.172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152cm" draw:fill="none" draw:textarea-vertical-align="middle"/>
    </style:style>
    <style:style style:name="gr8" style:family="graphic" style:parent-style-name="objectwithoutfill">
      <style:graphic-properties draw:marker-end="Arrowheads_20_2" draw:marker-end-width="0.152cm" draw:fill="none" draw:textarea-vertical-align="middle"/>
    </style:style>
    <style:style style:name="gr9" style:family="graphic" style:parent-style-name="objectwithoutfill">
      <style:graphic-properties draw:marker-end="Arrowheads_20_3" draw:marker-end-width="0.152cm" draw:fill="none" draw:textarea-vertical-align="middle"/>
    </style:style>
    <style:style style:name="gr10" style:family="graphic" style:parent-style-name="objectwithoutfill">
      <style:graphic-properties draw:marker-end="Arrowheads_20_4" draw:marker-end-width="0.152cm" draw:fill="none" draw:textarea-vertical-align="middle"/>
    </style:style>
    <style:style style:name="gr11" style:family="graphic" style:parent-style-name="objectwithoutfill">
      <style:graphic-properties draw:marker-end="Arrowheads_20_5" draw:marker-end-width="0.15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5cm" fo:min-width="0.167cm"/>
      <style:paragraph-properties style:writing-mode="lr-tb"/>
    </style:style>
    <style:style style:name="gr13" style:family="graphic" style:parent-style-name="objectwithoutfill">
      <style:graphic-properties draw:marker-end="Arrowheads_20_9" draw:marker-end-width="0.152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65cm" svg:height="0.55cm" svg:x="0.409cm" svg:y="0.159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2.035cm" svg:height="0.645cm" svg:x="0.324cm" svg:y="1.079cm">
          <text:p text:style-name="P1">a, 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2.5cm" svg:height="1cm" svg:x="0.095cm" svg:y="2.127cm">
          <text:p text:style-name="P1">a!=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4" draw:id="id4" draw:layer="layout" svg:width="1.7cm" svg:height="0.8cm" svg:x="3.031cm" svg:y="2.228cm">
          <text:p text:style-name="P2">x=b/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0.874cm" svg:height="0.606cm" svg:x="3.444cm" svg:y="3.357cm">
          <text:p text:style-name="P2">x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6" draw:id="id6" draw:layer="layout" svg:width="1.854cm" svg:height="0.56cm" svg:x="0.414cm" svg:y="4.107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draw:type="line" svg:x1="1.342cm" svg:y1="0.709cm" svg:x2="1.342cm" svg:y2="1.079cm" draw:start-shape="id1" draw:start-glue-point="6" draw:end-shape="id2" draw:end-glue-point="5" svg:d="M1342 709v370" svg:viewBox="0 0 1 371">
          <text:p/>
        </draw:connector>
        <draw:connector draw:style-name="gr8" draw:text-style-name="P3" draw:layer="layout" draw:type="line" svg:x1="1.342cm" svg:y1="1.724cm" svg:x2="1.345cm" svg:y2="2.127cm" draw:start-shape="id2" draw:start-glue-point="8" draw:end-shape="id3" draw:end-glue-point="4" svg:d="M1342 1724l3 403" svg:viewBox="0 0 4 404">
          <text:p/>
        </draw:connector>
        <draw:connector draw:style-name="gr9" draw:text-style-name="P3" draw:layer="layout" draw:type="line" svg:x1="2.595cm" svg:y1="2.627cm" svg:x2="3.031cm" svg:y2="2.628cm" draw:start-shape="id3" draw:start-glue-point="7" draw:end-shape="id4" draw:end-glue-point="5" svg:d="M2595 2627l436 1" svg:viewBox="0 0 437 2">
          <text:p/>
        </draw:connector>
        <draw:connector draw:style-name="gr10" draw:text-style-name="P3" draw:layer="layout" draw:type="line" svg:x1="3.881cm" svg:y1="3.028cm" svg:x2="3.881cm" svg:y2="3.357cm" draw:start-shape="id4" draw:start-glue-point="6" draw:end-shape="id5" draw:end-glue-point="4" svg:d="M3881 3028v329" svg:viewBox="0 0 1 330">
          <text:p/>
        </draw:connector>
        <draw:connector draw:style-name="gr11" draw:text-style-name="P3" draw:layer="layout" draw:type="line" svg:x1="1.345cm" svg:y1="3.127cm" svg:x2="1.341cm" svg:y2="4.107cm" draw:start-shape="id3" draw:start-glue-point="6" draw:end-shape="id6" draw:end-glue-point="4" svg:d="M1345 3127l-4 980" svg:viewBox="0 0 5 981">
          <text:p/>
        </draw:connector>
        <draw:frame draw:style-name="gr12" draw:text-style-name="P4" draw:layer="layout" svg:width="0.667cm" svg:height="0.585cm" svg:x="2.38cm" svg:y="2.125cm">
          <draw:text-box>
            <text:p>T</text:p>
          </draw:text-box>
        </draw:frame>
        <draw:frame draw:style-name="gr12" draw:text-style-name="P4" draw:layer="layout" svg:width="0.667cm" svg:height="0.585cm" svg:x="0.845cm" svg:y="2.977cm">
          <draw:text-box>
            <text:p>F</text:p>
          </draw:text-box>
        </draw:frame>
        <draw:connector draw:style-name="gr13" draw:text-style-name="P3" draw:layer="layout" svg:x1="3.444cm" svg:y1="3.66cm" svg:x2="1.354cm" svg:y2="3.793cm" draw:start-shape="id5" draw:start-glue-point="5" svg:d="M3444 3660h-1307v133h-783" svg:viewBox="0 0 2091 1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826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3T11:18:20.072231088</dc:date>
    <meta:editing-duration>PT1H33M26S</meta:editing-duration>
    <meta:editing-cycles>24</meta:editing-cycles>
    <meta:generator>LibreOffice/7.3.7.2$Linux_X86_64 LibreOffice_project/30$Build-2</meta:generator>
    <meta:document-statistic meta:object-count="14"/>
  </office:meta>
</office:document-meta>
</file>